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3333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c1Shee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4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table:formula="of:=5/9" office:value-type="float" office:value="0.555555555555556">
            <text:p>0.56</text:p>
          </table:table-cell>
          <table:table-cell office:value-type="string">
            <text:p><text:s/>= Slope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-[.G3]*32" office:value-type="float" office:value="-17.7777777777778">
            <text:p>-17.78</text:p>
          </table:table-cell>
          <table:table-cell office:value-type="string">
            <text:p><text:s/>= Intercep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>
            <text:p>20.00</text:p>
          </table:table-cell>
          <table:table-cell office:value-type="string">
            <text:p><text:s/>= Magnitude of Nois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([.K13]*[.K14]-[.K15]*[.C51])/([.K13]*[.K13]-[.K16]*[.C51])" office:value-type="float" office:value="0.572167612335662">
            <text:p>0.57</text:p>
          </table:table-cell>
          <table:table-cell office:value-type="string">
            <text:p><text:s/>= Calculated Slope <text:s/>(SxSy-nSyx)/(Sx*Sx-n*Sxx)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K14]-[.G7]*[.K13])/[.C51]" office:value-type="float" office:value="-16.6850149033295">
            <text:p>-16.69</text:p>
          </table:table-cell>
          <table:table-cell office:value-type="string">
            <text:p><text:s/>= Calculated Intercept (Sy-m*Sx)/n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<text:s/>= Sum_x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Degree F</text:p>
          </table:table-cell>
          <table:table-cell office:value-type="string">
            <text:p>Degree C</text:p>
          </table:table-cell>
          <table:table-cell office:value-type="string">
            <text:p>Error</text:p>
          </table:table-cell>
          <table:table-cell table:style-name="ce2" office:value-type="string">
            <text:p>Measurement</text:p>
          </table:table-cell>
          <table:table-cell table:number-columns-repeated="2" table:style-name="ce2" office:value-type="string">
            <text:p>Derived</text:p>
          </table:table-cell>
          <table:table-cell office:value-type="string">
            <text:p>Calculat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table:style-name="ce2" office:value-type="string">
            <text:p>y'</text:p>
          </table:table-cell>
          <table:table-cell table:style-name="ce2" office:value-type="string">
            <text:p>x*y'</text:p>
          </table:table-cell>
          <table:table-cell table:style-name="ce2" office:value-type="string">
            <text:p>x*x</text:p>
          </table:table-cell>
          <table:table-cell office:value-type="string">
            <text:p>Yc</text:p>
          </table:table-cell>
          <table:table-cell table:formula="of:=SUM([.D15:.D51])" office:value-type="float" office:value="4514">
            <text:p>4514.00</text:p>
          </table:table-cell>
          <table:table-cell office:value-type="string">
            <text:p><text:s/>= Sum_x</text:p>
          </table:table-cell>
        </table:table-row>
        <table:table-row table:style-name="ro1">
          <table:table-cell table:number-columns-repeated="6"/>
          <table:table-cell table:style-name="ce2" table:number-columns-repeated="3"/>
          <table:table-cell/>
          <table:table-cell table:formula="of:=SUM([.G15:.G51])" office:value-type="float" office:value="1965.41905065998">
            <text:p>1965.42</text:p>
          </table:table-cell>
          <table:table-cell office:value-type="string">
            <text:p><text:s/>= Sum_y'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office:value-type="float" office:value="32">
            <text:p>32.00</text:p>
          </table:table-cell>
          <table:table-cell table:style-name="ce3" table:formula="of:=[.D15]*[.$G$3]+[.$G$4]" office:value-type="float" office:value="0">
            <text:p>0.00</text:p>
          </table:table-cell>
          <table:table-cell table:formula="of:=2*(RAND()-0.5)*[.$G$5]" office:value-type="float" office:value="-18.754368936643">
            <text:p>-18.75</text:p>
          </table:table-cell>
          <table:table-cell table:style-name="ce2" table:formula="of:=[.E15]+[.F15]" office:value-type="float" office:value="-18.754368936643">
            <text:p>-18.75</text:p>
          </table:table-cell>
          <table:table-cell table:style-name="ce2" table:formula="of:=[.D15]*[.G15]" office:value-type="float" office:value="-600.139805972576">
            <text:p>-600.14</text:p>
          </table:table-cell>
          <table:table-cell table:style-name="ce2" table:formula="of:=[.D15]*[.D15]" office:value-type="float" office:value="1024">
            <text:p>1024.00</text:p>
          </table:table-cell>
          <table:table-cell table:formula="of:=[.$G$7]*[.D15]+[.$G$8]" office:value-type="float" office:value="1.62434869141164">
            <text:p>1.62</text:p>
          </table:table-cell>
          <table:table-cell table:formula="of:=SUM([.H15:.H51])" office:value-type="float" office:value="300116.198901314">
            <text:p>300116.20</text:p>
          </table:table-cell>
          <table:table-cell office:value-type="string">
            <text:p><text:s/>= Sum_xy'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7">
            <text:p>37.00</text:p>
          </table:table-cell>
          <table:table-cell table:formula="of:=[.D16]*[.$G$3]+[.$G$4]" office:value-type="float" office:value="2.77777777777778">
            <text:p>2.78</text:p>
          </table:table-cell>
          <table:table-cell table:formula="of:=2*(RAND()-0.5)*[.$G$5]" office:value-type="float" office:value="14.7097281739116">
            <text:p>14.71</text:p>
          </table:table-cell>
          <table:table-cell table:style-name="ce2" table:formula="of:=[.E16]+[.F16]" office:value-type="float" office:value="17.4875059516894">
            <text:p>17.49</text:p>
          </table:table-cell>
          <table:table-cell table:style-name="ce2" table:formula="of:=[.D16]*[.G16]" office:value-type="float" office:value="647.037720212506">
            <text:p>647.04</text:p>
          </table:table-cell>
          <table:table-cell table:style-name="ce2" table:formula="of:=[.D16]*[.D16]" office:value-type="float" office:value="1369">
            <text:p>1369.00</text:p>
          </table:table-cell>
          <table:table-cell table:formula="of:=[.$G$7]*[.D16]+[.$G$8]" office:value-type="float" office:value="4.48518675308995">
            <text:p>4.49</text:p>
          </table:table-cell>
          <table:table-cell table:formula="of:=SUM([.I15:.I51])" office:value-type="float" office:value="656158">
            <text:p>656158.00</text:p>
          </table:table-cell>
          <table:table-cell office:value-type="string">
            <text:p><text:s/>= Sum_x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2">
            <text:p>42.00</text:p>
          </table:table-cell>
          <table:table-cell table:formula="of:=[.D17]*[.$G$3]+[.$G$4]" office:value-type="float" office:value="5.55555555555556">
            <text:p>5.56</text:p>
          </table:table-cell>
          <table:table-cell table:formula="of:=2*(RAND()-0.5)*[.$G$5]" office:value-type="float" office:value="5.96415066160262">
            <text:p>5.96</text:p>
          </table:table-cell>
          <table:table-cell table:style-name="ce2" table:formula="of:=[.E17]+[.F17]" office:value-type="float" office:value="11.5197062171582">
            <text:p>11.52</text:p>
          </table:table-cell>
          <table:table-cell table:style-name="ce2" table:formula="of:=[.D17]*[.G17]" office:value-type="float" office:value="483.827661120643">
            <text:p>483.83</text:p>
          </table:table-cell>
          <table:table-cell table:style-name="ce2" table:formula="of:=[.D17]*[.D17]" office:value-type="float" office:value="1764">
            <text:p>1764.00</text:p>
          </table:table-cell>
          <table:table-cell table:formula="of:=[.$G$7]*[.D17]+[.$G$8]" office:value-type="float" office:value="7.34602481476826">
            <text:p>7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47">
            <text:p>47.00</text:p>
          </table:table-cell>
          <table:table-cell table:formula="of:=[.D18]*[.$G$3]+[.$G$4]" office:value-type="float" office:value="8.33333333333333">
            <text:p>8.33</text:p>
          </table:table-cell>
          <table:table-cell table:formula="of:=2*(RAND()-0.5)*[.$G$5]" office:value-type="float" office:value="0.214924570173025">
            <text:p>0.21</text:p>
          </table:table-cell>
          <table:table-cell table:style-name="ce2" table:formula="of:=[.E18]+[.F18]" office:value-type="float" office:value="8.54825790350636">
            <text:p>8.55</text:p>
          </table:table-cell>
          <table:table-cell table:style-name="ce2" table:formula="of:=[.D18]*[.G18]" office:value-type="float" office:value="401.768121464799">
            <text:p>401.77</text:p>
          </table:table-cell>
          <table:table-cell table:style-name="ce2" table:formula="of:=[.D18]*[.D18]" office:value-type="float" office:value="2209">
            <text:p>2209.00</text:p>
          </table:table-cell>
          <table:table-cell table:formula="of:=[.$G$7]*[.D18]+[.$G$8]" office:value-type="float" office:value="10.2068628764466">
            <text:p>10.21</text:p>
          </table:table-cell>
          <table:table-cell>
            <draw:frame table:end-cell-address="Calc1Sheet.Q51" table:end-x="0.8126in" table:end-y="0.1402in" draw:z-index="0" draw:style-name="gr1" draw:text-style-name="P1" svg:width="6.1094in" svg:height="5.978in" svg:x="0.0374in" svg:y="0.0299in">
              <draw:object draw:notify-on-update-of-ranges="Calc1Sheet.D15:Calc1Sheet.D51 Calc1Sheet.E12:Calc1Sheet.E13 Calc1Sheet.E15:Calc1Sheet.E51 Calc1Sheet.D15:Calc1Sheet.D50 Calc1Sheet.F12:Calc1Sheet.F12 Calc1Sheet.F15:Calc1Sheet.F51 Calc1Sheet.D15:Calc1Sheet.D51 Calc1Sheet.G12:Calc1Sheet.G13 Calc1Sheet.G15:Calc1Sheet.G51 Calc1Sheet.D15:Calc1Sheet.D51 Calc1Sheet.J12:Calc1Sheet.J13 Calc1Sheet.J15:Calc1Sheet.J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52">
            <text:p>52.00</text:p>
          </table:table-cell>
          <table:table-cell table:formula="of:=[.D19]*[.$G$3]+[.$G$4]" office:value-type="float" office:value="11.1111111111111">
            <text:p>11.11</text:p>
          </table:table-cell>
          <table:table-cell table:formula="of:=2*(RAND()-0.5)*[.$G$5]" office:value-type="float" office:value="12.1273831184953">
            <text:p>12.13</text:p>
          </table:table-cell>
          <table:table-cell table:style-name="ce2" table:formula="of:=[.E19]+[.F19]" office:value-type="float" office:value="23.2384942296065">
            <text:p>23.24</text:p>
          </table:table-cell>
          <table:table-cell table:style-name="ce2" table:formula="of:=[.D19]*[.G19]" office:value-type="float" office:value="1208.40169993954">
            <text:p>1208.40</text:p>
          </table:table-cell>
          <table:table-cell table:style-name="ce2" table:formula="of:=[.D19]*[.D19]" office:value-type="float" office:value="2704">
            <text:p>2704.00</text:p>
          </table:table-cell>
          <table:table-cell table:formula="of:=[.$G$7]*[.D19]+[.$G$8]" office:value-type="float" office:value="13.0677009381249">
            <text:p>13.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7">
            <text:p>57.00</text:p>
          </table:table-cell>
          <table:table-cell table:formula="of:=[.D20]*[.$G$3]+[.$G$4]" office:value-type="float" office:value="13.8888888888889">
            <text:p>13.89</text:p>
          </table:table-cell>
          <table:table-cell table:formula="of:=2*(RAND()-0.5)*[.$G$5]" office:value-type="float" office:value="-11.1782666295767">
            <text:p>-11.18</text:p>
          </table:table-cell>
          <table:table-cell table:style-name="ce2" table:formula="of:=[.E20]+[.F20]" office:value-type="float" office:value="2.71062225931221">
            <text:p>2.71</text:p>
          </table:table-cell>
          <table:table-cell table:style-name="ce2" table:formula="of:=[.D20]*[.G20]" office:value-type="float" office:value="154.505468780796">
            <text:p>154.51</text:p>
          </table:table-cell>
          <table:table-cell table:style-name="ce2" table:formula="of:=[.D20]*[.D20]" office:value-type="float" office:value="3249">
            <text:p>3249.00</text:p>
          </table:table-cell>
          <table:table-cell table:formula="of:=[.$G$7]*[.D20]+[.$G$8]" office:value-type="float" office:value="15.9285389998032">
            <text:p>15.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2">
            <text:p>62.00</text:p>
          </table:table-cell>
          <table:table-cell table:formula="of:=[.D21]*[.$G$3]+[.$G$4]" office:value-type="float" office:value="16.6666666666667">
            <text:p>16.67</text:p>
          </table:table-cell>
          <table:table-cell table:formula="of:=2*(RAND()-0.5)*[.$G$5]" office:value-type="float" office:value="-16.4947744552046">
            <text:p>-16.49</text:p>
          </table:table-cell>
          <table:table-cell table:style-name="ce2" table:formula="of:=[.E21]+[.F21]" office:value-type="float" office:value="0.171892211462058">
            <text:p>0.17</text:p>
          </table:table-cell>
          <table:table-cell table:style-name="ce2" table:formula="of:=[.D21]*[.G21]" office:value-type="float" office:value="10.6573171106476">
            <text:p>10.66</text:p>
          </table:table-cell>
          <table:table-cell table:style-name="ce2" table:formula="of:=[.D21]*[.D21]" office:value-type="float" office:value="3844">
            <text:p>3844.00</text:p>
          </table:table-cell>
          <table:table-cell table:formula="of:=[.$G$7]*[.D21]+[.$G$8]" office:value-type="float" office:value="18.7893770614815">
            <text:p>18.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67">
            <text:p>67.00</text:p>
          </table:table-cell>
          <table:table-cell table:formula="of:=[.D22]*[.$G$3]+[.$G$4]" office:value-type="float" office:value="19.4444444444444">
            <text:p>19.44</text:p>
          </table:table-cell>
          <table:table-cell table:formula="of:=2*(RAND()-0.5)*[.$G$5]" office:value-type="float" office:value="9.69265113584697">
            <text:p>9.69</text:p>
          </table:table-cell>
          <table:table-cell table:style-name="ce2" table:formula="of:=[.E22]+[.F22]" office:value-type="float" office:value="29.1370955802914">
            <text:p>29.14</text:p>
          </table:table-cell>
          <table:table-cell table:style-name="ce2" table:formula="of:=[.D22]*[.G22]" office:value-type="float" office:value="1952.18540387952">
            <text:p>1952.19</text:p>
          </table:table-cell>
          <table:table-cell table:style-name="ce2" table:formula="of:=[.D22]*[.D22]" office:value-type="float" office:value="4489">
            <text:p>4489.00</text:p>
          </table:table-cell>
          <table:table-cell table:formula="of:=[.$G$7]*[.D22]+[.$G$8]" office:value-type="float" office:value="21.6502151231598">
            <text:p>21.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72">
            <text:p>72.00</text:p>
          </table:table-cell>
          <table:table-cell table:formula="of:=[.D23]*[.$G$3]+[.$G$4]" office:value-type="float" office:value="22.2222222222222">
            <text:p>22.22</text:p>
          </table:table-cell>
          <table:table-cell table:formula="of:=2*(RAND()-0.5)*[.$G$5]" office:value-type="float" office:value="5.0300117302686">
            <text:p>5.03</text:p>
          </table:table-cell>
          <table:table-cell table:style-name="ce2" table:formula="of:=[.E23]+[.F23]" office:value-type="float" office:value="27.2522339524908">
            <text:p>27.25</text:p>
          </table:table-cell>
          <table:table-cell table:style-name="ce2" table:formula="of:=[.D23]*[.G23]" office:value-type="float" office:value="1962.16084457934">
            <text:p>1962.16</text:p>
          </table:table-cell>
          <table:table-cell table:style-name="ce2" table:formula="of:=[.D23]*[.D23]" office:value-type="float" office:value="5184">
            <text:p>5184.00</text:p>
          </table:table-cell>
          <table:table-cell table:formula="of:=[.$G$7]*[.D23]+[.$G$8]" office:value-type="float" office:value="24.5110531848381">
            <text:p>24.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77">
            <text:p>77.00</text:p>
          </table:table-cell>
          <table:table-cell table:formula="of:=[.D24]*[.$G$3]+[.$G$4]" office:value-type="float" office:value="25">
            <text:p>25.00</text:p>
          </table:table-cell>
          <table:table-cell table:formula="of:=2*(RAND()-0.5)*[.$G$5]" office:value-type="float" office:value="5.69881717674434">
            <text:p>5.70</text:p>
          </table:table-cell>
          <table:table-cell table:style-name="ce2" table:formula="of:=[.E24]+[.F24]" office:value-type="float" office:value="30.6988171767443">
            <text:p>30.70</text:p>
          </table:table-cell>
          <table:table-cell table:style-name="ce2" table:formula="of:=[.D24]*[.G24]" office:value-type="float" office:value="2363.80892260931">
            <text:p>2363.81</text:p>
          </table:table-cell>
          <table:table-cell table:style-name="ce2" table:formula="of:=[.D24]*[.D24]" office:value-type="float" office:value="5929">
            <text:p>5929.00</text:p>
          </table:table-cell>
          <table:table-cell table:formula="of:=[.$G$7]*[.D24]+[.$G$8]" office:value-type="float" office:value="27.3718912465164">
            <text:p>27.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2">
            <text:p>82.00</text:p>
          </table:table-cell>
          <table:table-cell table:formula="of:=[.D25]*[.$G$3]+[.$G$4]" office:value-type="float" office:value="27.7777777777778">
            <text:p>27.78</text:p>
          </table:table-cell>
          <table:table-cell table:formula="of:=2*(RAND()-0.5)*[.$G$5]" office:value-type="float" office:value="10.6322847213596">
            <text:p>10.63</text:p>
          </table:table-cell>
          <table:table-cell table:style-name="ce2" table:formula="of:=[.E25]+[.F25]" office:value-type="float" office:value="38.4100624991374">
            <text:p>38.41</text:p>
          </table:table-cell>
          <table:table-cell table:style-name="ce2" table:formula="of:=[.D25]*[.G25]" office:value-type="float" office:value="3149.62512492927">
            <text:p>3149.63</text:p>
          </table:table-cell>
          <table:table-cell table:style-name="ce2" table:formula="of:=[.D25]*[.D25]" office:value-type="float" office:value="6724">
            <text:p>6724.00</text:p>
          </table:table-cell>
          <table:table-cell table:formula="of:=[.$G$7]*[.D25]+[.$G$8]" office:value-type="float" office:value="30.2327293081947">
            <text:p>30.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87">
            <text:p>87.00</text:p>
          </table:table-cell>
          <table:table-cell table:formula="of:=[.D26]*[.$G$3]+[.$G$4]" office:value-type="float" office:value="30.5555555555556">
            <text:p>30.56</text:p>
          </table:table-cell>
          <table:table-cell table:formula="of:=2*(RAND()-0.5)*[.$G$5]" office:value-type="float" office:value="9.90198922343552">
            <text:p>9.90</text:p>
          </table:table-cell>
          <table:table-cell table:style-name="ce2" table:formula="of:=[.E26]+[.F26]" office:value-type="float" office:value="40.4575447789911">
            <text:p>40.46</text:p>
          </table:table-cell>
          <table:table-cell table:style-name="ce2" table:formula="of:=[.D26]*[.G26]" office:value-type="float" office:value="3519.80639577222">
            <text:p>3519.81</text:p>
          </table:table-cell>
          <table:table-cell table:style-name="ce2" table:formula="of:=[.D26]*[.D26]" office:value-type="float" office:value="7569">
            <text:p>7569.00</text:p>
          </table:table-cell>
          <table:table-cell table:formula="of:=[.$G$7]*[.D26]+[.$G$8]" office:value-type="float" office:value="33.093567369873">
            <text:p>33.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92">
            <text:p>92.00</text:p>
          </table:table-cell>
          <table:table-cell table:formula="of:=[.D27]*[.$G$3]+[.$G$4]" office:value-type="float" office:value="33.3333333333333">
            <text:p>33.33</text:p>
          </table:table-cell>
          <table:table-cell table:formula="of:=2*(RAND()-0.5)*[.$G$5]" office:value-type="float" office:value="-15.5733103211969">
            <text:p>-15.57</text:p>
          </table:table-cell>
          <table:table-cell table:style-name="ce2" table:formula="of:=[.E27]+[.F27]" office:value-type="float" office:value="17.7600230121364">
            <text:p>17.76</text:p>
          </table:table-cell>
          <table:table-cell table:style-name="ce2" table:formula="of:=[.D27]*[.G27]" office:value-type="float" office:value="1633.92211711655">
            <text:p>1633.92</text:p>
          </table:table-cell>
          <table:table-cell table:style-name="ce2" table:formula="of:=[.D27]*[.D27]" office:value-type="float" office:value="8464">
            <text:p>8464.00</text:p>
          </table:table-cell>
          <table:table-cell table:formula="of:=[.$G$7]*[.D27]+[.$G$8]" office:value-type="float" office:value="35.9544054315513">
            <text:p>35.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97">
            <text:p>97.00</text:p>
          </table:table-cell>
          <table:table-cell table:formula="of:=[.D28]*[.$G$3]+[.$G$4]" office:value-type="float" office:value="36.1111111111111">
            <text:p>36.11</text:p>
          </table:table-cell>
          <table:table-cell table:formula="of:=2*(RAND()-0.5)*[.$G$5]" office:value-type="float" office:value="1.59462323412299">
            <text:p>1.59</text:p>
          </table:table-cell>
          <table:table-cell table:style-name="ce2" table:formula="of:=[.E28]+[.F28]" office:value-type="float" office:value="37.7057343452341">
            <text:p>37.71</text:p>
          </table:table-cell>
          <table:table-cell table:style-name="ce2" table:formula="of:=[.D28]*[.G28]" office:value-type="float" office:value="3657.45623148771">
            <text:p>3657.46</text:p>
          </table:table-cell>
          <table:table-cell table:style-name="ce2" table:formula="of:=[.D28]*[.D28]" office:value-type="float" office:value="9409">
            <text:p>9409.00</text:p>
          </table:table-cell>
          <table:table-cell table:formula="of:=[.$G$7]*[.D28]+[.$G$8]" office:value-type="float" office:value="38.8152434932297">
            <text:p>38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02">
            <text:p>102.00</text:p>
          </table:table-cell>
          <table:table-cell table:formula="of:=[.D29]*[.$G$3]+[.$G$4]" office:value-type="float" office:value="38.8888888888889">
            <text:p>38.89</text:p>
          </table:table-cell>
          <table:table-cell table:formula="of:=2*(RAND()-0.5)*[.$G$5]" office:value-type="float" office:value="12.2473780810833">
            <text:p>12.25</text:p>
          </table:table-cell>
          <table:table-cell table:style-name="ce2" table:formula="of:=[.E29]+[.F29]" office:value-type="float" office:value="51.1362669699722">
            <text:p>51.14</text:p>
          </table:table-cell>
          <table:table-cell table:style-name="ce2" table:formula="of:=[.D29]*[.G29]" office:value-type="float" office:value="5215.89923093716">
            <text:p>5215.90</text:p>
          </table:table-cell>
          <table:table-cell table:style-name="ce2" table:formula="of:=[.D29]*[.D29]" office:value-type="float" office:value="10404">
            <text:p>10404.00</text:p>
          </table:table-cell>
          <table:table-cell table:formula="of:=[.$G$7]*[.D29]+[.$G$8]" office:value-type="float" office:value="41.676081554908">
            <text:p>41.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07">
            <text:p>107.00</text:p>
          </table:table-cell>
          <table:table-cell table:formula="of:=[.D30]*[.$G$3]+[.$G$4]" office:value-type="float" office:value="41.6666666666667">
            <text:p>41.67</text:p>
          </table:table-cell>
          <table:table-cell table:formula="of:=2*(RAND()-0.5)*[.$G$5]" office:value-type="float" office:value="19.6274320594966">
            <text:p>19.63</text:p>
          </table:table-cell>
          <table:table-cell table:style-name="ce2" table:formula="of:=[.E30]+[.F30]" office:value-type="float" office:value="61.2940987261633">
            <text:p>61.29</text:p>
          </table:table-cell>
          <table:table-cell table:style-name="ce2" table:formula="of:=[.D30]*[.G30]" office:value-type="float" office:value="6558.46856369947">
            <text:p>6558.47</text:p>
          </table:table-cell>
          <table:table-cell table:style-name="ce2" table:formula="of:=[.D30]*[.D30]" office:value-type="float" office:value="11449">
            <text:p>11449.00</text:p>
          </table:table-cell>
          <table:table-cell table:formula="of:=[.$G$7]*[.D30]+[.$G$8]" office:value-type="float" office:value="44.5369196165863">
            <text:p>44.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12">
            <text:p>112.00</text:p>
          </table:table-cell>
          <table:table-cell table:formula="of:=[.D31]*[.$G$3]+[.$G$4]" office:value-type="float" office:value="44.4444444444444">
            <text:p>44.44</text:p>
          </table:table-cell>
          <table:table-cell table:formula="of:=2*(RAND()-0.5)*[.$G$5]" office:value-type="float" office:value="14.1715798247606">
            <text:p>14.17</text:p>
          </table:table-cell>
          <table:table-cell table:style-name="ce2" table:formula="of:=[.E31]+[.F31]" office:value-type="float" office:value="58.616024269205">
            <text:p>58.62</text:p>
          </table:table-cell>
          <table:table-cell table:style-name="ce2" table:formula="of:=[.D31]*[.G31]" office:value-type="float" office:value="6564.99471815096">
            <text:p>6564.99</text:p>
          </table:table-cell>
          <table:table-cell table:style-name="ce2" table:formula="of:=[.D31]*[.D31]" office:value-type="float" office:value="12544">
            <text:p>12544.00</text:p>
          </table:table-cell>
          <table:table-cell table:formula="of:=[.$G$7]*[.D31]+[.$G$8]" office:value-type="float" office:value="47.3977576782646">
            <text:p>47.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17">
            <text:p>117.00</text:p>
          </table:table-cell>
          <table:table-cell table:formula="of:=[.D32]*[.$G$3]+[.$G$4]" office:value-type="float" office:value="47.2222222222222">
            <text:p>47.22</text:p>
          </table:table-cell>
          <table:table-cell table:formula="of:=2*(RAND()-0.5)*[.$G$5]" office:value-type="float" office:value="3.89676328748465">
            <text:p>3.90</text:p>
          </table:table-cell>
          <table:table-cell table:style-name="ce2" table:formula="of:=[.E32]+[.F32]" office:value-type="float" office:value="51.1189855097069">
            <text:p>51.12</text:p>
          </table:table-cell>
          <table:table-cell table:style-name="ce2" table:formula="of:=[.D32]*[.G32]" office:value-type="float" office:value="5980.9213046357">
            <text:p>5980.92</text:p>
          </table:table-cell>
          <table:table-cell table:style-name="ce2" table:formula="of:=[.D32]*[.D32]" office:value-type="float" office:value="13689">
            <text:p>13689.00</text:p>
          </table:table-cell>
          <table:table-cell table:formula="of:=[.$G$7]*[.D32]+[.$G$8]" office:value-type="float" office:value="50.2585957399429">
            <text:p>50.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22">
            <text:p>122.00</text:p>
          </table:table-cell>
          <table:table-cell table:formula="of:=[.D33]*[.$G$3]+[.$G$4]" office:value-type="float" office:value="50">
            <text:p>50.00</text:p>
          </table:table-cell>
          <table:table-cell table:formula="of:=2*(RAND()-0.5)*[.$G$5]" office:value-type="float" office:value="-17.0306087471545">
            <text:p>-17.03</text:p>
          </table:table-cell>
          <table:table-cell table:style-name="ce2" table:formula="of:=[.E33]+[.F33]" office:value-type="float" office:value="32.9693912528455">
            <text:p>32.97</text:p>
          </table:table-cell>
          <table:table-cell table:style-name="ce2" table:formula="of:=[.D33]*[.G33]" office:value-type="float" office:value="4022.26573284716">
            <text:p>4022.27</text:p>
          </table:table-cell>
          <table:table-cell table:style-name="ce2" table:formula="of:=[.D33]*[.D33]" office:value-type="float" office:value="14884">
            <text:p>14884.00</text:p>
          </table:table-cell>
          <table:table-cell table:formula="of:=[.$G$7]*[.D33]+[.$G$8]" office:value-type="float" office:value="53.1194338016212">
            <text:p>53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27">
            <text:p>127.00</text:p>
          </table:table-cell>
          <table:table-cell table:formula="of:=[.D34]*[.$G$3]+[.$G$4]" office:value-type="float" office:value="52.7777777777778">
            <text:p>52.78</text:p>
          </table:table-cell>
          <table:table-cell table:formula="of:=2*(RAND()-0.5)*[.$G$5]" office:value-type="float" office:value="-18.3460773061961">
            <text:p>-18.35</text:p>
          </table:table-cell>
          <table:table-cell table:style-name="ce2" table:formula="of:=[.E34]+[.F34]" office:value-type="float" office:value="34.4317004715817">
            <text:p>34.43</text:p>
          </table:table-cell>
          <table:table-cell table:style-name="ce2" table:formula="of:=[.D34]*[.G34]" office:value-type="float" office:value="4372.82595989087">
            <text:p>4372.83</text:p>
          </table:table-cell>
          <table:table-cell table:style-name="ce2" table:formula="of:=[.D34]*[.D34]" office:value-type="float" office:value="16129">
            <text:p>16129.00</text:p>
          </table:table-cell>
          <table:table-cell table:formula="of:=[.$G$7]*[.D34]+[.$G$8]" office:value-type="float" office:value="55.9802718632995">
            <text:p>55.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32">
            <text:p>132.00</text:p>
          </table:table-cell>
          <table:table-cell table:formula="of:=[.D35]*[.$G$3]+[.$G$4]" office:value-type="float" office:value="55.5555555555556">
            <text:p>55.56</text:p>
          </table:table-cell>
          <table:table-cell table:formula="of:=2*(RAND()-0.5)*[.$G$5]" office:value-type="float" office:value="5.70958205498755">
            <text:p>5.71</text:p>
          </table:table-cell>
          <table:table-cell table:style-name="ce2" table:formula="of:=[.E35]+[.F35]" office:value-type="float" office:value="61.2651376105431">
            <text:p>61.27</text:p>
          </table:table-cell>
          <table:table-cell table:style-name="ce2" table:formula="of:=[.D35]*[.G35]" office:value-type="float" office:value="8086.99816459169">
            <text:p>8087.00</text:p>
          </table:table-cell>
          <table:table-cell table:style-name="ce2" table:formula="of:=[.D35]*[.D35]" office:value-type="float" office:value="17424">
            <text:p>17424.00</text:p>
          </table:table-cell>
          <table:table-cell table:formula="of:=[.$G$7]*[.D35]+[.$G$8]" office:value-type="float" office:value="58.8411099249778">
            <text:p>58.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37">
            <text:p>137.00</text:p>
          </table:table-cell>
          <table:table-cell table:formula="of:=[.D36]*[.$G$3]+[.$G$4]" office:value-type="float" office:value="58.3333333333333">
            <text:p>58.33</text:p>
          </table:table-cell>
          <table:table-cell table:formula="of:=2*(RAND()-0.5)*[.$G$5]" office:value-type="float" office:value="16.3480594847351">
            <text:p>16.35</text:p>
          </table:table-cell>
          <table:table-cell table:style-name="ce2" table:formula="of:=[.E36]+[.F36]" office:value-type="float" office:value="74.6813928180685">
            <text:p>74.68</text:p>
          </table:table-cell>
          <table:table-cell table:style-name="ce2" table:formula="of:=[.D36]*[.G36]" office:value-type="float" office:value="10231.3508160754">
            <text:p>10231.35</text:p>
          </table:table-cell>
          <table:table-cell table:style-name="ce2" table:formula="of:=[.D36]*[.D36]" office:value-type="float" office:value="18769">
            <text:p>18769.00</text:p>
          </table:table-cell>
          <table:table-cell table:formula="of:=[.$G$7]*[.D36]+[.$G$8]" office:value-type="float" office:value="61.7019479866561">
            <text:p>61.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42">
            <text:p>142.00</text:p>
          </table:table-cell>
          <table:table-cell table:formula="of:=[.D37]*[.$G$3]+[.$G$4]" office:value-type="float" office:value="61.1111111111111">
            <text:p>61.11</text:p>
          </table:table-cell>
          <table:table-cell table:formula="of:=2*(RAND()-0.5)*[.$G$5]" office:value-type="float" office:value="-10.2612503245473">
            <text:p>-10.26</text:p>
          </table:table-cell>
          <table:table-cell table:style-name="ce2" table:formula="of:=[.E37]+[.F37]" office:value-type="float" office:value="50.8498607865638">
            <text:p>50.85</text:p>
          </table:table-cell>
          <table:table-cell table:style-name="ce2" table:formula="of:=[.D37]*[.G37]" office:value-type="float" office:value="7220.68023169206">
            <text:p>7220.68</text:p>
          </table:table-cell>
          <table:table-cell table:style-name="ce2" table:formula="of:=[.D37]*[.D37]" office:value-type="float" office:value="20164">
            <text:p>20164.00</text:p>
          </table:table-cell>
          <table:table-cell table:formula="of:=[.$G$7]*[.D37]+[.$G$8]" office:value-type="float" office:value="64.5627860483345">
            <text:p>64.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47">
            <text:p>147.00</text:p>
          </table:table-cell>
          <table:table-cell table:formula="of:=[.D38]*[.$G$3]+[.$G$4]" office:value-type="float" office:value="63.8888888888889">
            <text:p>63.89</text:p>
          </table:table-cell>
          <table:table-cell table:formula="of:=2*(RAND()-0.5)*[.$G$5]" office:value-type="float" office:value="4.2295241728425">
            <text:p>4.23</text:p>
          </table:table-cell>
          <table:table-cell table:style-name="ce2" table:formula="of:=[.E38]+[.F38]" office:value-type="float" office:value="68.1184130617314">
            <text:p>68.12</text:p>
          </table:table-cell>
          <table:table-cell table:style-name="ce2" table:formula="of:=[.D38]*[.G38]" office:value-type="float" office:value="10013.4067200745">
            <text:p>10013.41</text:p>
          </table:table-cell>
          <table:table-cell table:style-name="ce2" table:formula="of:=[.D38]*[.D38]" office:value-type="float" office:value="21609">
            <text:p>21609.00</text:p>
          </table:table-cell>
          <table:table-cell table:formula="of:=[.$G$7]*[.D38]+[.$G$8]" office:value-type="float" office:value="67.4236241100128">
            <text:p>67.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52">
            <text:p>152.00</text:p>
          </table:table-cell>
          <table:table-cell table:formula="of:=[.D39]*[.$G$3]+[.$G$4]" office:value-type="float" office:value="66.6666666666667">
            <text:p>66.67</text:p>
          </table:table-cell>
          <table:table-cell table:formula="of:=2*(RAND()-0.5)*[.$G$5]" office:value-type="float" office:value="14.6269385702908">
            <text:p>14.63</text:p>
          </table:table-cell>
          <table:table-cell table:style-name="ce2" table:formula="of:=[.E39]+[.F39]" office:value-type="float" office:value="81.2936052369575">
            <text:p>81.29</text:p>
          </table:table-cell>
          <table:table-cell table:style-name="ce2" table:formula="of:=[.D39]*[.G39]" office:value-type="float" office:value="12356.6279960175">
            <text:p>12356.63</text:p>
          </table:table-cell>
          <table:table-cell table:style-name="ce2" table:formula="of:=[.D39]*[.D39]" office:value-type="float" office:value="23104">
            <text:p>23104.00</text:p>
          </table:table-cell>
          <table:table-cell table:formula="of:=[.$G$7]*[.D39]+[.$G$8]" office:value-type="float" office:value="70.2844621716911">
            <text:p>70.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57">
            <text:p>157.00</text:p>
          </table:table-cell>
          <table:table-cell table:formula="of:=[.D40]*[.$G$3]+[.$G$4]" office:value-type="float" office:value="69.4444444444445">
            <text:p>69.44</text:p>
          </table:table-cell>
          <table:table-cell table:formula="of:=2*(RAND()-0.5)*[.$G$5]" office:value-type="float" office:value="9.37447100877762">
            <text:p>9.37</text:p>
          </table:table-cell>
          <table:table-cell table:style-name="ce2" table:formula="of:=[.E40]+[.F40]" office:value-type="float" office:value="78.8189154532221">
            <text:p>78.82</text:p>
          </table:table-cell>
          <table:table-cell table:style-name="ce2" table:formula="of:=[.D40]*[.G40]" office:value-type="float" office:value="12374.5697261559">
            <text:p>12374.57</text:p>
          </table:table-cell>
          <table:table-cell table:style-name="ce2" table:formula="of:=[.D40]*[.D40]" office:value-type="float" office:value="24649">
            <text:p>24649.00</text:p>
          </table:table-cell>
          <table:table-cell table:formula="of:=[.$G$7]*[.D40]+[.$G$8]" office:value-type="float" office:value="73.1453002333694">
            <text:p>73.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62">
            <text:p>162.00</text:p>
          </table:table-cell>
          <table:table-cell table:formula="of:=[.D41]*[.$G$3]+[.$G$4]" office:value-type="float" office:value="72.2222222222222">
            <text:p>72.22</text:p>
          </table:table-cell>
          <table:table-cell table:formula="of:=2*(RAND()-0.5)*[.$G$5]" office:value-type="float" office:value="16.6239160392433">
            <text:p>16.62</text:p>
          </table:table-cell>
          <table:table-cell table:style-name="ce2" table:formula="of:=[.E41]+[.F41]" office:value-type="float" office:value="88.8461382614656">
            <text:p>88.85</text:p>
          </table:table-cell>
          <table:table-cell table:style-name="ce2" table:formula="of:=[.D41]*[.G41]" office:value-type="float" office:value="14393.0743983574">
            <text:p>14393.07</text:p>
          </table:table-cell>
          <table:table-cell table:style-name="ce2" table:formula="of:=[.D41]*[.D41]" office:value-type="float" office:value="26244">
            <text:p>26244.00</text:p>
          </table:table-cell>
          <table:table-cell table:formula="of:=[.$G$7]*[.D41]+[.$G$8]" office:value-type="float" office:value="76.0061382950477">
            <text:p>76.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67">
            <text:p>167.00</text:p>
          </table:table-cell>
          <table:table-cell table:formula="of:=[.D42]*[.$G$3]+[.$G$4]" office:value-type="float" office:value="75">
            <text:p>75.00</text:p>
          </table:table-cell>
          <table:table-cell table:formula="of:=2*(RAND()-0.5)*[.$G$5]" office:value-type="float" office:value="14.4295647088438">
            <text:p>14.43</text:p>
          </table:table-cell>
          <table:table-cell table:style-name="ce2" table:formula="of:=[.E42]+[.F42]" office:value-type="float" office:value="89.4295647088438">
            <text:p>89.43</text:p>
          </table:table-cell>
          <table:table-cell table:style-name="ce2" table:formula="of:=[.D42]*[.G42]" office:value-type="float" office:value="14934.7373063769">
            <text:p>14934.74</text:p>
          </table:table-cell>
          <table:table-cell table:style-name="ce2" table:formula="of:=[.D42]*[.D42]" office:value-type="float" office:value="27889">
            <text:p>27889.00</text:p>
          </table:table-cell>
          <table:table-cell table:formula="of:=[.$G$7]*[.D42]+[.$G$8]" office:value-type="float" office:value="78.866976356726">
            <text:p>78.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72">
            <text:p>172.00</text:p>
          </table:table-cell>
          <table:table-cell table:formula="of:=[.D43]*[.$G$3]+[.$G$4]" office:value-type="float" office:value="77.7777777777778">
            <text:p>77.78</text:p>
          </table:table-cell>
          <table:table-cell table:formula="of:=2*(RAND()-0.5)*[.$G$5]" office:value-type="float" office:value="-1.6414946783334">
            <text:p>-1.64</text:p>
          </table:table-cell>
          <table:table-cell table:style-name="ce2" table:formula="of:=[.E43]+[.F43]" office:value-type="float" office:value="76.1362830994444">
            <text:p>76.14</text:p>
          </table:table-cell>
          <table:table-cell table:style-name="ce2" table:formula="of:=[.D43]*[.G43]" office:value-type="float" office:value="13095.4406931044">
            <text:p>13095.44</text:p>
          </table:table-cell>
          <table:table-cell table:style-name="ce2" table:formula="of:=[.D43]*[.D43]" office:value-type="float" office:value="29584">
            <text:p>29584.00</text:p>
          </table:table-cell>
          <table:table-cell table:formula="of:=[.$G$7]*[.D43]+[.$G$8]" office:value-type="float" office:value="81.7278144184043">
            <text:p>81.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77">
            <text:p>177.00</text:p>
          </table:table-cell>
          <table:table-cell table:formula="of:=[.D44]*[.$G$3]+[.$G$4]" office:value-type="float" office:value="80.5555555555556">
            <text:p>80.56</text:p>
          </table:table-cell>
          <table:table-cell table:formula="of:=2*(RAND()-0.5)*[.$G$5]" office:value-type="float" office:value="-12.0103334449232">
            <text:p>-12.01</text:p>
          </table:table-cell>
          <table:table-cell table:style-name="ce2" table:formula="of:=[.E44]+[.F44]" office:value-type="float" office:value="68.5452221106324">
            <text:p>68.55</text:p>
          </table:table-cell>
          <table:table-cell table:style-name="ce2" table:formula="of:=[.D44]*[.G44]" office:value-type="float" office:value="12132.5043135819">
            <text:p>12132.50</text:p>
          </table:table-cell>
          <table:table-cell table:style-name="ce2" table:formula="of:=[.D44]*[.D44]" office:value-type="float" office:value="31329">
            <text:p>31329.00</text:p>
          </table:table-cell>
          <table:table-cell table:formula="of:=[.$G$7]*[.D44]+[.$G$8]" office:value-type="float" office:value="84.5886524800826">
            <text:p>84.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82">
            <text:p>182.00</text:p>
          </table:table-cell>
          <table:table-cell table:formula="of:=[.D45]*[.$G$3]+[.$G$4]" office:value-type="float" office:value="83.3333333333333">
            <text:p>83.33</text:p>
          </table:table-cell>
          <table:table-cell table:formula="of:=2*(RAND()-0.5)*[.$G$5]" office:value-type="float" office:value="16.940089026466">
            <text:p>16.94</text:p>
          </table:table-cell>
          <table:table-cell table:style-name="ce2" table:formula="of:=[.E45]+[.F45]" office:value-type="float" office:value="100.273422359799">
            <text:p>100.27</text:p>
          </table:table-cell>
          <table:table-cell table:style-name="ce2" table:formula="of:=[.D45]*[.G45]" office:value-type="float" office:value="18249.7628694835">
            <text:p>18249.76</text:p>
          </table:table-cell>
          <table:table-cell table:style-name="ce2" table:formula="of:=[.D45]*[.D45]" office:value-type="float" office:value="33124">
            <text:p>33124.00</text:p>
          </table:table-cell>
          <table:table-cell table:formula="of:=[.$G$7]*[.D45]+[.$G$8]" office:value-type="float" office:value="87.4494905417609">
            <text:p>87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87">
            <text:p>187.00</text:p>
          </table:table-cell>
          <table:table-cell table:formula="of:=[.D46]*[.$G$3]+[.$G$4]" office:value-type="float" office:value="86.1111111111111">
            <text:p>86.11</text:p>
          </table:table-cell>
          <table:table-cell table:formula="of:=2*(RAND()-0.5)*[.$G$5]" office:value-type="float" office:value="9.90471771918237">
            <text:p>9.90</text:p>
          </table:table-cell>
          <table:table-cell table:style-name="ce2" table:formula="of:=[.E46]+[.F46]" office:value-type="float" office:value="96.0158288302935">
            <text:p>96.02</text:p>
          </table:table-cell>
          <table:table-cell table:style-name="ce2" table:formula="of:=[.D46]*[.G46]" office:value-type="float" office:value="17954.9599912649">
            <text:p>17954.96</text:p>
          </table:table-cell>
          <table:table-cell table:style-name="ce2" table:formula="of:=[.D46]*[.D46]" office:value-type="float" office:value="34969">
            <text:p>34969.00</text:p>
          </table:table-cell>
          <table:table-cell table:formula="of:=[.$G$7]*[.D46]+[.$G$8]" office:value-type="float" office:value="90.3103286034392">
            <text:p>90.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2">
            <text:p>192.00</text:p>
          </table:table-cell>
          <table:table-cell table:formula="of:=[.D47]*[.$G$3]+[.$G$4]" office:value-type="float" office:value="88.8888888888889">
            <text:p>88.89</text:p>
          </table:table-cell>
          <table:table-cell table:formula="of:=2*(RAND()-0.5)*[.$G$5]" office:value-type="float" office:value="16.2627641111612">
            <text:p>16.26</text:p>
          </table:table-cell>
          <table:table-cell table:style-name="ce2" table:formula="of:=[.E47]+[.F47]" office:value-type="float" office:value="105.15165300005">
            <text:p>105.15</text:p>
          </table:table-cell>
          <table:table-cell table:style-name="ce2" table:formula="of:=[.D47]*[.G47]" office:value-type="float" office:value="20189.1173760096">
            <text:p>20189.12</text:p>
          </table:table-cell>
          <table:table-cell table:style-name="ce2" table:formula="of:=[.D47]*[.D47]" office:value-type="float" office:value="36864">
            <text:p>36864.00</text:p>
          </table:table-cell>
          <table:table-cell table:formula="of:=[.$G$7]*[.D47]+[.$G$8]" office:value-type="float" office:value="93.1711666651175">
            <text:p>93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7">
            <text:p>197.00</text:p>
          </table:table-cell>
          <table:table-cell table:formula="of:=[.D48]*[.$G$3]+[.$G$4]" office:value-type="float" office:value="91.6666666666667">
            <text:p>91.67</text:p>
          </table:table-cell>
          <table:table-cell table:formula="of:=2*(RAND()-0.5)*[.$G$5]" office:value-type="float" office:value="16.8832781258971">
            <text:p>16.88</text:p>
          </table:table-cell>
          <table:table-cell table:style-name="ce2" table:formula="of:=[.E48]+[.F48]" office:value-type="float" office:value="108.549944792564">
            <text:p>108.55</text:p>
          </table:table-cell>
          <table:table-cell table:style-name="ce2" table:formula="of:=[.D48]*[.G48]" office:value-type="float" office:value="21384.3391241351">
            <text:p>21384.34</text:p>
          </table:table-cell>
          <table:table-cell table:style-name="ce2" table:formula="of:=[.D48]*[.D48]" office:value-type="float" office:value="38809">
            <text:p>38809.00</text:p>
          </table:table-cell>
          <table:table-cell table:formula="of:=[.$G$7]*[.D48]+[.$G$8]" office:value-type="float" office:value="96.0320047267959">
            <text:p>96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2">
            <text:p>202.00</text:p>
          </table:table-cell>
          <table:table-cell table:formula="of:=[.D49]*[.$G$3]+[.$G$4]" office:value-type="float" office:value="94.4444444444445">
            <text:p>94.44</text:p>
          </table:table-cell>
          <table:table-cell table:formula="of:=2*(RAND()-0.5)*[.$G$5]" office:value-type="float" office:value="-18.7134440429509">
            <text:p>-18.71</text:p>
          </table:table-cell>
          <table:table-cell table:style-name="ce2" table:formula="of:=[.E49]+[.F49]" office:value-type="float" office:value="75.7310004014936">
            <text:p>75.73</text:p>
          </table:table-cell>
          <table:table-cell table:style-name="ce2" table:formula="of:=[.D49]*[.G49]" office:value-type="float" office:value="15297.6620811017">
            <text:p>15297.66</text:p>
          </table:table-cell>
          <table:table-cell table:style-name="ce2" table:formula="of:=[.D49]*[.D49]" office:value-type="float" office:value="40804">
            <text:p>40804.00</text:p>
          </table:table-cell>
          <table:table-cell table:formula="of:=[.$G$7]*[.D49]+[.$G$8]" office:value-type="float" office:value="98.8928427884742">
            <text:p>98.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7">
            <text:p>207.00</text:p>
          </table:table-cell>
          <table:table-cell table:formula="of:=[.D50]*[.$G$3]+[.$G$4]" office:value-type="float" office:value="97.2222222222222">
            <text:p>97.22</text:p>
          </table:table-cell>
          <table:table-cell table:formula="of:=2*(RAND()-0.5)*[.$G$5]" office:value-type="float" office:value="-7.30651293881238">
            <text:p>-7.31</text:p>
          </table:table-cell>
          <table:table-cell table:style-name="ce2" table:formula="of:=[.E50]+[.F50]" office:value-type="float" office:value="89.9157092834099">
            <text:p>89.92</text:p>
          </table:table-cell>
          <table:table-cell table:style-name="ce2" table:formula="of:=[.D50]*[.G50]" office:value-type="float" office:value="18612.5518216658">
            <text:p>18612.55</text:p>
          </table:table-cell>
          <table:table-cell table:style-name="ce2" table:formula="of:=[.D50]*[.D50]" office:value-type="float" office:value="42849">
            <text:p>42849.00</text:p>
          </table:table-cell>
          <table:table-cell table:formula="of:=[.$G$7]*[.D50]+[.$G$8]" office:value-type="float" office:value="101.753680850152">
            <text:p>10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3" office:value-type="float" office:value="212">
            <text:p>212.00</text:p>
          </table:table-cell>
          <table:table-cell table:style-name="ce3" table:formula="of:=[.D51]*[.$G$3]+[.$G$4]" office:value-type="float" office:value="100">
            <text:p>100.00</text:p>
          </table:table-cell>
          <table:table-cell table:formula="of:=2*(RAND()-0.5)*[.$G$5]" office:value-type="float" office:value="-4.11312953568995">
            <text:p>-4.11</text:p>
          </table:table-cell>
          <table:table-cell table:style-name="ce2" table:formula="of:=[.E51]+[.F51]" office:value-type="float" office:value="95.8868704643101">
            <text:p>95.89</text:p>
          </table:table-cell>
          <table:table-cell table:style-name="ce2" table:formula="of:=[.D51]*[.G51]" office:value-type="float" office:value="20328.0165384337">
            <text:p>20328.02</text:p>
          </table:table-cell>
          <table:table-cell table:style-name="ce2" table:formula="of:=[.D51]*[.D51]" office:value-type="float" office:value="44944">
            <text:p>44944.00</text:p>
          </table:table-cell>
          <table:table-cell table:formula="of:=[.$G$7]*[.D51]+[.$G$8]" office:value-type="float" office:value="104.614518911831">
            <text:p>104.61</text:p>
          </table:table-cell>
          <table:table-cell table:number-columns-repeated="2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03/17/2021</text:date>, <text:time>19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3-15T13:43:57.56</meta:creation-date>
    <dc:date>2021-03-17T19:03:47.47</dc:date>
    <dc:creator>Mark Lehr</dc:creator>
    <meta:editing-duration>PT13H7M34S</meta:editing-duration>
    <meta:editing-cycles>6</meta:editing-cycles>
    <meta:generator>OpenOffice/4.1.6$Win32 OpenOffice.org_project/416m1$Build-9790</meta:generator>
    <meta:document-statistic meta:table-count="1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519cm" svg:height="15.185cm" xlink:href=".." xlink:type="simple" chart:class="chart:scatter" chart:style-name="ch1">
        <chart:title svg:x="6.154cm" svg:y="0.439cm" chart:style-name="ch2">
          <text:p>Theory vs. Data</text:p>
        </chart:title>
        <chart:subtitle svg:x="4.315cm" svg:y="1.521cm" chart:style-name="ch3">
          <text:p>Model vs. Induced Error And Calculated</text:p>
        </chart:subtitle>
        <chart:legend chart:legend-position="end" svg:x="11.741cm" svg:y="6.494cm" style:legend-expansion="high" chart:style-name="ch4"/>
        <chart:plot-area chart:style-name="ch5" table:cell-range-address="Calc1Sheet.D15:Calc1Sheet.G51 Calc1Sheet.E12:Calc1Sheet.E13 Calc1Sheet.F12:Calc1Sheet.F12 Calc1Sheet.G12:Calc1Sheet.G13 Calc1Sheet.J12:Calc1Sheet.J13 Calc1Sheet.J15:Calc1Sheet.J51" chart:data-source-has-labels="row" svg:x="1.348cm" svg:y="2.81cm" svg:width="9.773cm" svg:height="11.064cm">
          <chartooo:coordinate-region svg:x="2.631cm" svg:y="3.022cm" svg:width="7.972cm" svg:height="10.64cm"/>
          <chart:axis chart:dimension="x" chart:name="primary-x" chart:style-name="ch6">
            <chart:title svg:x="4.814cm" svg:y="14.178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6">
            <chart:title svg:x="0.451cm" svg:y="9.55cm" chart:style-name="ch9">
              <text:p>Degree Celsius</text:p>
            </chart:title>
            <chart:grid chart:style-name="ch8" chart:class="major"/>
          </chart:axis>
          <chart:series chart:style-name="ch10" chart:values-cell-range-address="Calc1Sheet.E15:Calc1Sheet.E51" chart:label-cell-address="Calc1Sheet.E12:Calc1Sheet.E13" chart:class="chart:scatter">
            <chart:domain table:cell-range-address="Calc1Sheet.D15:Calc1Sheet.D51"/>
            <chart:data-point chart:repeated="37"/>
          </chart:series>
          <chart:series chart:style-name="ch11" chart:values-cell-range-address="Calc1Sheet.F15:Calc1Sheet.F51" chart:label-cell-address="Calc1Sheet.F12:Calc1Sheet.F12" chart:class="chart:scatter">
            <chart:domain table:cell-range-address="Calc1Sheet.D15:Calc1Sheet.D50"/>
            <chart:data-point chart:repeated="37"/>
          </chart:series>
          <chart:series chart:style-name="ch12" chart:values-cell-range-address="Calc1Sheet.G15:Calc1Sheet.G51" chart:label-cell-address="Calc1Sheet.G12:Calc1Sheet.G13" chart:class="chart:scatter">
            <chart:data-point chart:repeated="37"/>
          </chart:series>
          <chart:series chart:style-name="ch13" chart:values-cell-range-address="Calc1Sheet.J15:Calc1Sheet.J51" chart:label-cell-address="Calc1Sheet.J12:Calc1Sheet.J13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gree C y</text:p>
                <text:list>
                  <text:list-item>
                    <text:p>Degree C</text:p>
                  </text:list-item>
                  <text:list-item>
                    <text:p>y</text:p>
                  </text:list-item>
                </text:list>
                <draw:g>
                  <svg:desc>Calc1Sheet.E12:Calc1Sheet.E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rror</text:p>
                <draw:g>
                  <svg:desc>Calc1Sheet.F12:Calc1Sheet.F12</svg:desc>
                </draw:g>
              </table:table-cell>
              <table:table-cell office:value-type="string">
                <text:p>Measurement y'</text:p>
                <text:list>
                  <text:list-item>
                    <text:p>Measurement</text:p>
                  </text:list-item>
                  <text:list-item>
                    <text:p>y'</text:p>
                  </text:list-item>
                </text:list>
                <draw:g>
                  <svg:desc>Calc1Sheet.G12:Calc1Sheet.G13</svg:desc>
                </draw:g>
              </table:table-cell>
              <table:table-cell office:value-type="string">
                <text:p>Calculated Yc</text:p>
                <text:list>
                  <text:list-item>
                    <text:p>Calculated</text:p>
                  </text:list-item>
                  <text:list-item>
                    <text:p>Yc</text:p>
                  </text:list-item>
                </text:list>
                <draw:g>
                  <svg:desc>Calc1Sheet.J12:Calc1Sheet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Calc1Sheet.D15:Calc1Sheet.D51</svg:desc>
                </draw:g>
              </table:table-cell>
              <table:table-cell office:value-type="float" office:value="0">
                <text:p>0</text:p>
                <draw:g>
                  <svg:desc>Calc1Sheet.E15:Calc1Sheet.E51</svg:desc>
                </draw:g>
              </table:table-cell>
              <table:table-cell office:value-type="float" office:value="32">
                <text:p>32</text:p>
                <draw:g>
                  <svg:desc>Calc1Sheet.D15:Calc1Sheet.D50</svg:desc>
                </draw:g>
              </table:table-cell>
              <table:table-cell office:value-type="float" office:value="-18.754368936643">
                <text:p>-18.754368936643</text:p>
                <draw:g>
                  <svg:desc>Calc1Sheet.F15:Calc1Sheet.F51</svg:desc>
                </draw:g>
              </table:table-cell>
              <table:table-cell office:value-type="float" office:value="-18.754368936643">
                <text:p>-18.754368936643</text:p>
                <draw:g>
                  <svg:desc>Calc1Sheet.G15:Calc1Sheet.G51</svg:desc>
                </draw:g>
              </table:table-cell>
              <table:table-cell office:value-type="float" office:value="1.62434869141164">
                <text:p>1.62434869141164</text:p>
                <draw:g>
                  <svg:desc>Calc1Sheet.J15:Calc1Sheet.J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7">
                <text:p>37</text:p>
              </table:table-cell>
              <table:table-cell office:value-type="float" office:value="14.7097281739116">
                <text:p>14.7097281739116</text:p>
              </table:table-cell>
              <table:table-cell office:value-type="float" office:value="17.4875059516894">
                <text:p>17.4875059516894</text:p>
              </table:table-cell>
              <table:table-cell office:value-type="float" office:value="4.48518675308995">
                <text:p>4.48518675308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42">
                <text:p>42</text:p>
              </table:table-cell>
              <table:table-cell office:value-type="float" office:value="5.96415066160262">
                <text:p>5.96415066160262</text:p>
              </table:table-cell>
              <table:table-cell office:value-type="float" office:value="11.5197062171582">
                <text:p>11.5197062171582</text:p>
              </table:table-cell>
              <table:table-cell office:value-type="float" office:value="7.34602481476826">
                <text:p>7.34602481476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47">
                <text:p>47</text:p>
              </table:table-cell>
              <table:table-cell office:value-type="float" office:value="0.214924570173025">
                <text:p>0.214924570173025</text:p>
              </table:table-cell>
              <table:table-cell office:value-type="float" office:value="8.54825790350636">
                <text:p>8.54825790350636</text:p>
              </table:table-cell>
              <table:table-cell office:value-type="float" office:value="10.2068628764466">
                <text:p>10.2068628764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52">
                <text:p>52</text:p>
              </table:table-cell>
              <table:table-cell office:value-type="float" office:value="12.1273831184953">
                <text:p>12.1273831184953</text:p>
              </table:table-cell>
              <table:table-cell office:value-type="float" office:value="23.2384942296065">
                <text:p>23.2384942296065</text:p>
              </table:table-cell>
              <table:table-cell office:value-type="float" office:value="13.0677009381249">
                <text:p>13.0677009381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57">
                <text:p>57</text:p>
              </table:table-cell>
              <table:table-cell office:value-type="float" office:value="-11.1782666295767">
                <text:p>-11.1782666295767</text:p>
              </table:table-cell>
              <table:table-cell office:value-type="float" office:value="2.71062225931221">
                <text:p>2.71062225931221</text:p>
              </table:table-cell>
              <table:table-cell office:value-type="float" office:value="15.9285389998032">
                <text:p>15.9285389998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62">
                <text:p>62</text:p>
              </table:table-cell>
              <table:table-cell office:value-type="float" office:value="-16.4947744552046">
                <text:p>-16.4947744552046</text:p>
              </table:table-cell>
              <table:table-cell office:value-type="float" office:value="0.171892211462058">
                <text:p>0.171892211462058</text:p>
              </table:table-cell>
              <table:table-cell office:value-type="float" office:value="18.7893770614815">
                <text:p>18.7893770614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67">
                <text:p>67</text:p>
              </table:table-cell>
              <table:table-cell office:value-type="float" office:value="9.69265113584697">
                <text:p>9.69265113584697</text:p>
              </table:table-cell>
              <table:table-cell office:value-type="float" office:value="29.1370955802914">
                <text:p>29.1370955802914</text:p>
              </table:table-cell>
              <table:table-cell office:value-type="float" office:value="21.6502151231598">
                <text:p>21.6502151231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72">
                <text:p>72</text:p>
              </table:table-cell>
              <table:table-cell office:value-type="float" office:value="5.0300117302686">
                <text:p>5.0300117302686</text:p>
              </table:table-cell>
              <table:table-cell office:value-type="float" office:value="27.2522339524908">
                <text:p>27.2522339524908</text:p>
              </table:table-cell>
              <table:table-cell office:value-type="float" office:value="24.5110531848381">
                <text:p>24.5110531848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5.69881717674434">
                <text:p>5.69881717674434</text:p>
              </table:table-cell>
              <table:table-cell office:value-type="float" office:value="30.6988171767443">
                <text:p>30.6988171767443</text:p>
              </table:table-cell>
              <table:table-cell office:value-type="float" office:value="27.3718912465164">
                <text:p>27.3718912465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82">
                <text:p>82</text:p>
              </table:table-cell>
              <table:table-cell office:value-type="float" office:value="10.6322847213596">
                <text:p>10.6322847213596</text:p>
              </table:table-cell>
              <table:table-cell office:value-type="float" office:value="38.4100624991374">
                <text:p>38.4100624991374</text:p>
              </table:table-cell>
              <table:table-cell office:value-type="float" office:value="30.2327293081947">
                <text:p>30.2327293081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87">
                <text:p>87</text:p>
              </table:table-cell>
              <table:table-cell office:value-type="float" office:value="9.90198922343552">
                <text:p>9.90198922343552</text:p>
              </table:table-cell>
              <table:table-cell office:value-type="float" office:value="40.4575447789911">
                <text:p>40.4575447789911</text:p>
              </table:table-cell>
              <table:table-cell office:value-type="float" office:value="33.093567369873">
                <text:p>33.093567369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92">
                <text:p>92</text:p>
              </table:table-cell>
              <table:table-cell office:value-type="float" office:value="-15.5733103211969">
                <text:p>-15.5733103211969</text:p>
              </table:table-cell>
              <table:table-cell office:value-type="float" office:value="17.7600230121364">
                <text:p>17.7600230121364</text:p>
              </table:table-cell>
              <table:table-cell office:value-type="float" office:value="35.9544054315513">
                <text:p>35.9544054315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97">
                <text:p>97</text:p>
              </table:table-cell>
              <table:table-cell office:value-type="float" office:value="1.59462323412299">
                <text:p>1.59462323412299</text:p>
              </table:table-cell>
              <table:table-cell office:value-type="float" office:value="37.7057343452341">
                <text:p>37.7057343452341</text:p>
              </table:table-cell>
              <table:table-cell office:value-type="float" office:value="38.8152434932297">
                <text:p>38.8152434932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102">
                <text:p>102</text:p>
              </table:table-cell>
              <table:table-cell office:value-type="float" office:value="12.2473780810833">
                <text:p>12.2473780810833</text:p>
              </table:table-cell>
              <table:table-cell office:value-type="float" office:value="51.1362669699722">
                <text:p>51.1362669699722</text:p>
              </table:table-cell>
              <table:table-cell office:value-type="float" office:value="41.676081554908">
                <text:p>41.676081554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07">
                <text:p>107</text:p>
              </table:table-cell>
              <table:table-cell office:value-type="float" office:value="19.6274320594966">
                <text:p>19.6274320594966</text:p>
              </table:table-cell>
              <table:table-cell office:value-type="float" office:value="61.2940987261633">
                <text:p>61.2940987261633</text:p>
              </table:table-cell>
              <table:table-cell office:value-type="float" office:value="44.5369196165863">
                <text:p>44.5369196165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112">
                <text:p>112</text:p>
              </table:table-cell>
              <table:table-cell office:value-type="float" office:value="14.1715798247606">
                <text:p>14.1715798247606</text:p>
              </table:table-cell>
              <table:table-cell office:value-type="float" office:value="58.616024269205">
                <text:p>58.616024269205</text:p>
              </table:table-cell>
              <table:table-cell office:value-type="float" office:value="47.3977576782646">
                <text:p>47.3977576782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117">
                <text:p>117</text:p>
              </table:table-cell>
              <table:table-cell office:value-type="float" office:value="3.89676328748465">
                <text:p>3.89676328748465</text:p>
              </table:table-cell>
              <table:table-cell office:value-type="float" office:value="51.1189855097069">
                <text:p>51.1189855097069</text:p>
              </table:table-cell>
              <table:table-cell office:value-type="float" office:value="50.2585957399429">
                <text:p>50.2585957399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122">
                <text:p>122</text:p>
              </table:table-cell>
              <table:table-cell office:value-type="float" office:value="-17.0306087471545">
                <text:p>-17.0306087471545</text:p>
              </table:table-cell>
              <table:table-cell office:value-type="float" office:value="32.9693912528455">
                <text:p>32.9693912528455</text:p>
              </table:table-cell>
              <table:table-cell office:value-type="float" office:value="53.1194338016212">
                <text:p>53.1194338016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127">
                <text:p>127</text:p>
              </table:table-cell>
              <table:table-cell office:value-type="float" office:value="-18.3460773061961">
                <text:p>-18.3460773061961</text:p>
              </table:table-cell>
              <table:table-cell office:value-type="float" office:value="34.4317004715817">
                <text:p>34.4317004715817</text:p>
              </table:table-cell>
              <table:table-cell office:value-type="float" office:value="55.9802718632995">
                <text:p>55.9802718632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132">
                <text:p>132</text:p>
              </table:table-cell>
              <table:table-cell office:value-type="float" office:value="5.70958205498755">
                <text:p>5.70958205498755</text:p>
              </table:table-cell>
              <table:table-cell office:value-type="float" office:value="61.2651376105431">
                <text:p>61.2651376105431</text:p>
              </table:table-cell>
              <table:table-cell office:value-type="float" office:value="58.8411099249778">
                <text:p>58.8411099249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137">
                <text:p>137</text:p>
              </table:table-cell>
              <table:table-cell office:value-type="float" office:value="16.3480594847351">
                <text:p>16.3480594847351</text:p>
              </table:table-cell>
              <table:table-cell office:value-type="float" office:value="74.6813928180685">
                <text:p>74.6813928180685</text:p>
              </table:table-cell>
              <table:table-cell office:value-type="float" office:value="61.7019479866561">
                <text:p>61.7019479866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142">
                <text:p>142</text:p>
              </table:table-cell>
              <table:table-cell office:value-type="float" office:value="-10.2612503245473">
                <text:p>-10.2612503245473</text:p>
              </table:table-cell>
              <table:table-cell office:value-type="float" office:value="50.8498607865638">
                <text:p>50.8498607865638</text:p>
              </table:table-cell>
              <table:table-cell office:value-type="float" office:value="64.5627860483345">
                <text:p>64.5627860483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147">
                <text:p>147</text:p>
              </table:table-cell>
              <table:table-cell office:value-type="float" office:value="4.2295241728425">
                <text:p>4.2295241728425</text:p>
              </table:table-cell>
              <table:table-cell office:value-type="float" office:value="68.1184130617314">
                <text:p>68.1184130617314</text:p>
              </table:table-cell>
              <table:table-cell office:value-type="float" office:value="67.4236241100128">
                <text:p>67.4236241100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52">
                <text:p>152</text:p>
              </table:table-cell>
              <table:table-cell office:value-type="float" office:value="14.6269385702908">
                <text:p>14.6269385702908</text:p>
              </table:table-cell>
              <table:table-cell office:value-type="float" office:value="81.2936052369575">
                <text:p>81.2936052369575</text:p>
              </table:table-cell>
              <table:table-cell office:value-type="float" office:value="70.2844621716911">
                <text:p>70.2844621716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157">
                <text:p>157</text:p>
              </table:table-cell>
              <table:table-cell office:value-type="float" office:value="9.37447100877762">
                <text:p>9.37447100877762</text:p>
              </table:table-cell>
              <table:table-cell office:value-type="float" office:value="78.8189154532221">
                <text:p>78.8189154532221</text:p>
              </table:table-cell>
              <table:table-cell office:value-type="float" office:value="73.1453002333694">
                <text:p>73.1453002333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162">
                <text:p>162</text:p>
              </table:table-cell>
              <table:table-cell office:value-type="float" office:value="16.6239160392433">
                <text:p>16.6239160392433</text:p>
              </table:table-cell>
              <table:table-cell office:value-type="float" office:value="88.8461382614656">
                <text:p>88.8461382614656</text:p>
              </table:table-cell>
              <table:table-cell office:value-type="float" office:value="76.0061382950477">
                <text:p>76.0061382950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167">
                <text:p>167</text:p>
              </table:table-cell>
              <table:table-cell office:value-type="float" office:value="14.4295647088438">
                <text:p>14.4295647088438</text:p>
              </table:table-cell>
              <table:table-cell office:value-type="float" office:value="89.4295647088438">
                <text:p>89.4295647088438</text:p>
              </table:table-cell>
              <table:table-cell office:value-type="float" office:value="78.866976356726">
                <text:p>78.866976356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172">
                <text:p>172</text:p>
              </table:table-cell>
              <table:table-cell office:value-type="float" office:value="-1.6414946783334">
                <text:p>-1.6414946783334</text:p>
              </table:table-cell>
              <table:table-cell office:value-type="float" office:value="76.1362830994444">
                <text:p>76.1362830994444</text:p>
              </table:table-cell>
              <table:table-cell office:value-type="float" office:value="81.7278144184043">
                <text:p>81.7278144184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177">
                <text:p>177</text:p>
              </table:table-cell>
              <table:table-cell office:value-type="float" office:value="-12.0103334449232">
                <text:p>-12.0103334449232</text:p>
              </table:table-cell>
              <table:table-cell office:value-type="float" office:value="68.5452221106324">
                <text:p>68.5452221106324</text:p>
              </table:table-cell>
              <table:table-cell office:value-type="float" office:value="84.5886524800826">
                <text:p>84.5886524800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182">
                <text:p>182</text:p>
              </table:table-cell>
              <table:table-cell office:value-type="float" office:value="16.940089026466">
                <text:p>16.940089026466</text:p>
              </table:table-cell>
              <table:table-cell office:value-type="float" office:value="100.273422359799">
                <text:p>100.273422359799</text:p>
              </table:table-cell>
              <table:table-cell office:value-type="float" office:value="87.4494905417609">
                <text:p>87.44949054176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187">
                <text:p>187</text:p>
              </table:table-cell>
              <table:table-cell office:value-type="float" office:value="9.90471771918237">
                <text:p>9.90471771918237</text:p>
              </table:table-cell>
              <table:table-cell office:value-type="float" office:value="96.0158288302935">
                <text:p>96.0158288302935</text:p>
              </table:table-cell>
              <table:table-cell office:value-type="float" office:value="90.3103286034392">
                <text:p>90.3103286034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192">
                <text:p>192</text:p>
              </table:table-cell>
              <table:table-cell office:value-type="float" office:value="16.2627641111612">
                <text:p>16.2627641111612</text:p>
              </table:table-cell>
              <table:table-cell office:value-type="float" office:value="105.15165300005">
                <text:p>105.15165300005</text:p>
              </table:table-cell>
              <table:table-cell office:value-type="float" office:value="93.1711666651175">
                <text:p>93.1711666651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97">
                <text:p>197</text:p>
              </table:table-cell>
              <table:table-cell office:value-type="float" office:value="16.8832781258971">
                <text:p>16.8832781258971</text:p>
              </table:table-cell>
              <table:table-cell office:value-type="float" office:value="108.549944792564">
                <text:p>108.549944792564</text:p>
              </table:table-cell>
              <table:table-cell office:value-type="float" office:value="96.0320047267959">
                <text:p>96.0320047267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202">
                <text:p>202</text:p>
              </table:table-cell>
              <table:table-cell office:value-type="float" office:value="-18.7134440429509">
                <text:p>-18.7134440429509</text:p>
              </table:table-cell>
              <table:table-cell office:value-type="float" office:value="75.7310004014936">
                <text:p>75.7310004014936</text:p>
              </table:table-cell>
              <table:table-cell office:value-type="float" office:value="98.8928427884742">
                <text:p>98.8928427884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207">
                <text:p>207</text:p>
              </table:table-cell>
              <table:table-cell office:value-type="float" office:value="-7.30651293881238">
                <text:p>-7.30651293881238</text:p>
              </table:table-cell>
              <table:table-cell office:value-type="float" office:value="89.9157092834099">
                <text:p>89.9157092834099</text:p>
              </table:table-cell>
              <table:table-cell office:value-type="float" office:value="101.753680850152">
                <text:p>101.753680850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-4.11312953568995">
                <text:p>-4.11312953568995</text:p>
              </table:table-cell>
              <table:table-cell office:value-type="float" office:value="95.8868704643101">
                <text:p>95.8868704643101</text:p>
              </table:table-cell>
              <table:table-cell office:value-type="float" office:value="104.614518911831">
                <text:p>104.614518911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